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0effb" officeooo:paragraph-rsid="0010effb"/>
    </style:style>
    <style:style style:name="P2" style:family="paragraph" style:parent-style-name="Standard">
      <style:text-properties officeooo:rsid="001308da" officeooo:paragraph-rsid="001308da"/>
    </style:style>
    <style:style style:name="P3" style:family="paragraph" style:parent-style-name="Standard">
      <style:text-properties officeooo:rsid="0010effb" officeooo:paragraph-rsid="0010effb"/>
    </style:style>
    <style:style style:name="T1" style:family="text">
      <style:text-properties officeooo:rsid="0013763b"/>
    </style:style>
    <style:style style:name="T2" style:family="text">
      <style:text-properties officeooo:rsid="001925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incipe de conception</text:p>
      <text:p text:style-name="P2"><text:tab/>-KISS</text:p>
      <text:p text:style-name="P1">Patron de conception </text:p>
      <text:p text:style-name="P1"><text:tab/>-<text:span text:style-name="T2">facade </text:span></text:p>
      <text:p text:style-name="P1"><text:tab/>-<text:span text:style-name="T1">MVC <text:s/>(de manière évidente)</text:span></text:p>
      <text:p text:style-name="P1"><text:tab/>-Strategy pour les niveaux (facile, classique, numérique) 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5:51:07.579164593</meta:creation-date>
    <dc:date>2023-11-29T11:30:55.945821896</dc:date>
    <meta:editing-duration>PT1H39M50S</meta:editing-duration>
    <meta:editing-cycles>8</meta:editing-cycles>
    <meta:generator>LibreOffice/7.4.7.2$Linux_X86_64 LibreOffice_project/40$Build-2</meta:generator>
    <meta:document-statistic meta:table-count="0" meta:image-count="0" meta:object-count="0" meta:page-count="1" meta:paragraph-count="6" meta:word-count="19" meta:character-count="146" meta:non-whitespace-character-count="124"/>
  </office:meta>
</office:document-meta>
</file>